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C7216C6EEB.jpg" manifest:media-type=""/>
  <manifest:file-entry manifest:full-path="Pictures/1000000000000B0C000003BF4656B38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3" style:family="table">
      <style:table-properties style:width="16.764cm" fo:margin-left="0cm" table:align="left"/>
    </style:style>
    <style:style style:name="Tabela3.A" style:family="table-column">
      <style:table-column-properties style:column-width="4.064cm"/>
    </style:style>
    <style:style style:name="Tabela3.B" style:family="table-column">
      <style:table-column-properties style:column-width="2.032cm"/>
    </style:style>
    <style:style style:name="Tabela3.C" style:family="table-column">
      <style:table-column-properties style:column-width="6.847cm"/>
    </style:style>
    <style:style style:name="Tabela3.D" style:family="table-column">
      <style:table-column-properties style:column-width="3.821cm"/>
    </style:style>
    <style:style style:name="Tabela3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language="pt" fo:country="BR"/>
    </style:style>
    <style:style style:name="P3" style:family="paragraph" style:parent-style-name="Normal">
      <style:text-properties fo:language="pt" fo:country="BR"/>
    </style:style>
    <style:style style:name="P4" style:family="paragraph" style:parent-style-name="Normal">
      <style:text-properties fo:language="pt" fo:country="BR" officeooo:rsid="0000af08" officeooo:paragraph-rsid="0000af08"/>
    </style:style>
    <style:style style:name="P5" style:family="paragraph" style:parent-style-name="Normal">
      <style:paragraph-properties fo:line-height="150%"/>
      <style:text-properties fo:language="pt" fo:country="BR"/>
    </style:style>
    <style:style style:name="P6" style:family="paragraph" style:parent-style-name="Normal">
      <style:paragraph-properties fo:line-height="150%" fo:text-align="justify" style:justify-single-word="false"/>
      <style:text-properties fo:language="pt" fo:country="BR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paragraph-properties fo:text-align="end" style:justify-single-word="false"/>
    </style:style>
    <style:style style:name="P9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10" style:family="paragraph" style:parent-style-name="Normal">
      <style:paragraph-properties fo:margin-left="0cm" fo:margin-right="0.635cm" fo:text-indent="0cm" style:auto-text-indent="false"/>
    </style:style>
    <style:style style:name="P11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P12" style:family="paragraph" style:parent-style-name="Tabletext">
      <style:paragraph-properties fo:line-height="150%" fo:text-align="center" style:justify-single-word="false"/>
      <style:text-properties fo:language="pt" fo:country="BR" fo:font-weight="bold" style:font-weight-asian="bold" style:font-weight-complex="bold"/>
    </style:style>
    <style:style style:name="P13" style:family="paragraph" style:parent-style-name="Tabletext">
      <style:paragraph-properties fo:line-height="150%" fo:text-align="center" style:justify-single-word="false"/>
      <style:text-properties fo:language="pt" fo:country="BR"/>
    </style:style>
    <style:style style:name="P14" style:family="paragraph" style:parent-style-name="Tabletext">
      <style:paragraph-properties fo:line-height="150%" fo:text-align="center" style:justify-single-word="false"/>
      <style:text-properties fo:language="pt" fo:country="BR" officeooo:rsid="0000af08" officeooo:paragraph-rsid="0000af08"/>
    </style:style>
    <style:style style:name="P15" style:family="paragraph" style:parent-style-name="Heading">
      <style:paragraph-properties fo:line-height="150%" fo:text-align="end" style:justify-single-word="false"/>
      <style:text-properties style:font-name="Times New Roman" fo:language="pt" fo:country="BR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Heading_20_2">
      <style:paragraph-properties fo:margin-left="1.27cm" fo:margin-right="0cm" fo:text-indent="-1.27cm" style:auto-text-indent="false"/>
    </style:style>
    <style:style style:name="P18" style:family="paragraph" style:parent-style-name="Heading_20_1">
      <style:text-properties style:font-name="Times New Roman" fo:font-size="13pt" fo:language="pt" fo:country="BR" style:font-size-asian="13pt" style:font-size-complex="13pt"/>
    </style:style>
    <style:style style:name="P19" style:family="paragraph" style:parent-style-name="Heading_20_1">
      <style:text-properties fo:font-size="13pt" fo:font-weight="bold" style:font-size-asian="13pt" style:font-weight-asian="bold" style:font-size-complex="13pt" style:font-weight-complex="bold"/>
    </style:style>
    <style:style style:name="P20" style:family="paragraph" style:parent-style-name="Heading_20_1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officeooo:rsid="0000af08" officeooo:paragraph-rsid="0000af08" style:font-size-asian="11pt" style:font-size-complex="11pt"/>
    </style:style>
    <style:style style:name="P21" style:family="paragraph" style:parent-style-name="Heading" style:master-page-name="MP0">
      <style:paragraph-properties fo:line-height="150%" fo:text-align="end" style:justify-single-word="false" style:page-number="auto" fo:break-before="page"/>
      <style:text-properties style:font-name="Times New Roman" fo:language="pt" fo:country="BR"/>
    </style:style>
    <style:style style:name="P22" style:family="paragraph" style:parent-style-name="Heading">
      <style:paragraph-properties fo:line-height="150%" fo:text-align="end" style:justify-single-word="false"/>
      <style:text-properties style:font-name="Times New Roman" fo:language="pt" fo:country="BR"/>
    </style:style>
    <style:style style:name="P23" style:family="paragraph" style:parent-style-name="Normal">
      <style:text-properties style:font-name="Times New Roman" fo:font-size="11pt" fo:language="pt" fo:country="BR" officeooo:rsid="0000af08" style:font-size-asian="11pt" style:font-size-complex="11pt"/>
    </style:style>
    <style:style style:name="P24" style:family="paragraph" style:parent-style-name="Normal">
      <style:text-properties style:font-name="Times New Roman" fo:font-size="11pt" fo:language="pt" fo:country="BR" officeooo:rsid="0000e79b" style:font-size-asian="11pt" style:font-size-complex="11pt"/>
    </style:style>
    <style:style style:name="P25" style:family="paragraph" style:parent-style-name="Normal">
      <style:text-properties style:font-name="Times New Roman" fo:font-size="11pt" fo:language="pt" fo:country="BR" officeooo:rsid="0000f4d7" style:font-size-asian="11pt" style:font-size-complex="11pt"/>
    </style:style>
    <style:style style:name="P26" style:family="paragraph" style:parent-style-name="Normal">
      <style:text-properties officeooo:paragraph-rsid="0002bb8c"/>
    </style:style>
    <style:style style:name="P27" style:family="paragraph" style:parent-style-name="Normal">
      <style:text-properties officeooo:paragraph-rsid="0000f4d7"/>
    </style:style>
    <style:style style:name="P28" style:family="paragraph" style:parent-style-name="Normal">
      <style:text-properties fo:font-weight="bold" style:font-weight-asian="bold" style:font-weight-complex="bold"/>
    </style:style>
    <style:style style:name="P29" style:family="paragraph" style:parent-style-name="Normal">
      <style:text-properties fo:font-weight="bold" officeooo:paragraph-rsid="0000f4d7" style:font-weight-asian="bold" style:font-weight-complex="bold"/>
    </style:style>
    <style:style style:name="P30" style:family="paragraph" style:parent-style-name="Normal">
      <style:text-properties fo:font-weight="bold" officeooo:paragraph-rsid="0002bb8c" style:font-weight-asian="bold" style:font-weight-complex="bold"/>
    </style:style>
    <style:style style:name="P31" style:family="paragraph" style:parent-style-name="Normal">
      <style:text-properties officeooo:rsid="0004639b" officeooo:paragraph-rsid="0004639b"/>
    </style:style>
    <style:style style:name="P32" style:family="paragraph" style:parent-style-name="Normal">
      <style:text-properties officeooo:paragraph-rsid="00051b18"/>
    </style:style>
    <style:style style:name="P33" style:family="paragraph" style:parent-style-name="Normal">
      <style:paragraph-properties fo:margin-left="0.635cm" fo:margin-right="0cm" fo:line-height="150%" fo:text-align="justify" style:justify-single-word="false" fo:text-indent="-0.635cm" style:auto-text-indent="false">
        <style:tab-stops/>
      </style:paragraph-properties>
      <style:text-properties style:font-name="Times New Roman" fo:font-size="11pt" fo:language="pt" fo:country="BR" officeooo:rsid="0000af08" officeooo:paragraph-rsid="0000af08" style:font-size-asian="11pt" style:font-size-complex="11pt"/>
    </style:style>
    <style:style style:name="P34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5.748cm" style:type="right"/>
        </style:tab-stops>
      </style:paragraph-properties>
    </style:style>
    <style:style style:name="P36" style:family="paragraph" style:parent-style-name="Title">
      <style:paragraph-properties fo:text-align="end" style:justify-single-word="false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pt" fo:country="BR" officeooo:rsid="0000af08"/>
    </style:style>
    <style:style style:name="T4" style:family="text">
      <style:text-properties officeooo:rsid="0000af08"/>
    </style:style>
    <style:style style:name="T5" style:family="text">
      <style:text-properties style:font-name="Times New Roman" fo:font-size="16pt" fo:language="pt" fo:country="BR" style:font-size-asian="16pt" style:font-size-complex="16pt"/>
    </style:style>
    <style:style style:name="T6" style:family="text">
      <style:text-properties style:font-name="Times New Roman" fo:font-size="11pt" fo:language="pt" fo:country="BR" style:font-size-asian="11pt" style:font-size-complex="11pt"/>
    </style:style>
    <style:style style:name="T7" style:family="text">
      <style:text-properties style:font-name="Times New Roman" fo:font-size="11pt" fo:language="pt" fo:country="BR" officeooo:rsid="0000af08" style:font-size-asian="11pt" style:font-size-complex="11pt"/>
    </style:style>
    <style:style style:name="T8" style:family="text">
      <style:text-properties style:font-name="Times New Roman" fo:font-size="11pt" fo:language="pt" fo:country="BR" officeooo:rsid="0000e79b" style:font-size-asian="11pt" style:font-size-complex="11pt"/>
    </style:style>
    <style:style style:name="T9" style:family="text">
      <style:text-properties style:font-name="Times New Roman" fo:font-size="11pt" fo:language="pt" fo:country="BR" officeooo:rsid="0000f4d7" style:font-size-asian="11pt" style:font-size-complex="11pt"/>
    </style:style>
    <style:style style:name="T10" style:family="text">
      <style:text-properties style:font-name="Times New Roman" fo:font-size="11pt" fo:language="pt" fo:country="BR" officeooo:rsid="0004639b" style:font-size-asian="11pt" style:font-size-complex="11pt"/>
    </style:style>
    <style:style style:name="T11" style:family="text">
      <style:text-properties style:font-name="Times New Roman" fo:font-size="11pt" fo:language="pt" fo:country="BR" officeooo:rsid="00051b18" style:font-size-asian="11pt" style:font-size-complex="11pt"/>
    </style:style>
    <style:style style:name="T12" style:family="text">
      <style:text-properties style:font-name="Times New Roman" fo:font-size="11pt" fo:language="pt" fo:country="BR" fo:font-style="italic" style:font-size-asian="11pt" style:font-style-asian="italic" style:font-size-complex="11pt" style:font-style-complex="italic"/>
    </style:style>
    <style:style style:name="T13" style:family="text">
      <style:text-properties style:font-name="Times New Roman" fo:font-size="11pt" fo:language="pt" fo:country="BR" fo:font-weight="bold" style:font-size-asian="11pt" style:font-weight-asian="bold" style:font-size-complex="11pt" style:font-weight-complex="bold"/>
    </style:style>
    <style:style style:name="T14" style:family="text">
      <style:text-properties style:font-name="Times New Roman" fo:font-size="11pt" fo:language="pt" fo:country="BR" fo:font-weight="bold" officeooo:rsid="0004639b" style:font-size-asian="11pt" style:font-weight-asian="bold" style:font-size-complex="11pt" style:font-weight-complex="bold"/>
    </style:style>
    <style:style style:name="T15" style:family="text">
      <style:text-properties style:font-name="Times New Roman" fo:font-size="11pt" fo:language="pt" fo:country="BR" fo:font-weight="normal" style:font-size-asian="11pt" style:font-weight-asian="normal" style:font-size-complex="11pt" style:font-weight-complex="normal"/>
    </style:style>
    <style:style style:name="T16" style:family="text">
      <style:text-properties style:font-name="Times New Roman" fo:font-size="11pt" fo:language="pt" fo:country="BR" fo:font-weight="normal" officeooo:rsid="0004639b" style:font-size-asian="11pt" style:font-weight-asian="normal" style:font-size-complex="11pt" style:font-weight-complex="normal"/>
    </style:style>
    <style:style style:name="T17" style:family="text">
      <style:text-properties style:font-name="Times New Roman" fo:font-size="11pt" fo:language="pt" fo:country="BR" fo:font-weight="normal" officeooo:rsid="00051b18" style:font-size-asian="11pt" style:font-weight-asian="normal" style:font-size-complex="11pt" style:font-weight-complex="normal"/>
    </style:style>
    <style:style style:name="T18" style:family="text">
      <style:text-properties style:font-name="Times New Roman" fo:font-size="11pt" fo:language="pt" fo:country="BR" fo:font-style="normal" fo:font-weight="bold" officeooo:rsid="0002bb8c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Times New Roman" fo:font-size="11pt" fo:language="pt" fo:country="BR" fo:font-style="normal" fo:font-weight="bold" officeooo:rsid="0000f4d7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Times New Roman" fo:font-size="11pt" fo:language="pt" fo:country="BR" fo:font-style="normal" fo:font-weight="normal" officeooo:rsid="0004639b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Times New Roman" fo:font-size="11pt" fo:language="pt" fo:country="BR" fo:font-style="normal" fo:font-weight="normal" officeooo:rsid="00051b18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Times New Roman" fo:font-size="11pt" fo:language="pt" fo:country="BR" fo:font-style="normal" officeooo:rsid="0004639b" style:font-size-asian="11pt" style:font-style-asian="normal" style:font-size-complex="11pt" style:font-style-complex="normal"/>
    </style:style>
    <style:style style:name="T23" style:family="text">
      <style:text-properties style:font-name="Times New Roman" fo:font-size="11pt" fo:language="pt" fo:country="BR" fo:font-style="normal" officeooo:rsid="00051b18" style:font-size-asian="11pt" style:font-style-asian="normal" style:font-size-complex="11pt" style:font-style-complex="normal"/>
    </style:style>
    <style:style style:name="T24" style:family="text">
      <style:text-properties style:font-name="Times New Roman" fo:language="pt" fo:country="BR"/>
    </style:style>
    <style:style style:name="T25" style:family="text">
      <style:text-properties style:font-name="Times New Roman" fo:language="pt" fo:country="BR" officeooo:rsid="0004639b"/>
    </style:style>
    <style:style style:name="T26" style:family="text">
      <style:text-properties style:font-name="Times New Roman" fo:font-size="13pt" fo:language="pt" fo:country="BR" fo:font-weight="bold" style:font-size-asian="13pt" style:font-weight-asian="bold" style:font-size-complex="13pt" style:font-weight-complex="bold"/>
    </style:style>
    <style:style style:name="T27" style:family="text">
      <style:text-properties style:font-name="Times New Roman" fo:font-size="13pt" fo:language="pt" fo:country="BR" fo:font-weight="bold" officeooo:rsid="0004639b" style:font-size-asian="13pt" style:font-weight-asian="bold" style:font-size-complex="13pt" style:font-weight-complex="bold"/>
    </style:style>
    <style:style style:name="T28" style:family="text">
      <style:text-properties style:font-name="Times New Roman" fo:font-size="13pt" fo:language="pt" fo:country="BR" fo:font-weight="normal" officeooo:rsid="00051b18" style:font-size-asian="13pt" style:font-weight-asian="normal" style:font-size-complex="13pt" style:font-weight-complex="normal"/>
    </style:style>
    <style:style style:name="T29" style:family="text">
      <style:text-properties style:font-name="Times New Roman" fo:font-size="13pt" fo:language="pt" fo:country="BR" fo:font-weight="normal" officeooo:rsid="00067726" style:font-size-asian="13pt" style:font-weight-asian="normal" style:font-size-complex="13pt" style:font-weight-complex="normal"/>
    </style:style>
    <style:style style:name="T30" style:family="text">
      <style:text-properties fo:font-size="13pt" style:font-size-asian="13pt" style:font-size-complex="13pt"/>
    </style:style>
    <style:style style:name="T3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5"/>
      <text:p text:style-name="P15"/>
      <text:p text:style-name="P15">RELPREV</text:p>
      <text:p text:style-name="P36"><text:span text:style-name="Fonte_20_parág._20_padrão"><text:span text:style-name="T3">Métricas de Código Fonte</text:span></text:span></text:p>
      <text:p text:style-name="P15">Versão <text:span text:style-name="T4">1.0</text:span></text:p>
      <text:p text:style-name="InfoBlue"/>
      <text:p text:style-name="InfoBlu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Title">Histórico da Revisão</text:p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2">Data</text:p>
          </table:table-cell>
          <table:table-cell table:style-name="Tabela3.A1" office:value-type="string">
            <text:p text:style-name="P12">Versão</text:p>
          </table:table-cell>
          <table:table-cell table:style-name="Tabela3.A1" office:value-type="string">
            <text:p text:style-name="P12">Descrição</text:p>
          </table:table-cell>
          <table:table-cell table:style-name="Tabela3.A1" office:value-type="string">
            <text:p text:style-name="P12">Autor</text:p>
          </table:table-cell>
        </table:table-row>
        <table:table-row>
          <table:table-cell table:style-name="Tabela3.A1" office:value-type="string">
            <text:p text:style-name="P14">04/11/2013</text:p>
          </table:table-cell>
          <table:table-cell table:style-name="Tabela3.A1" office:value-type="string">
            <text:p text:style-name="P14">1.0</text:p>
          </table:table-cell>
          <table:table-cell table:style-name="Tabela3.A1" office:value-type="string">
            <text:p text:style-name="P14">Criação do Documento</text:p>
          </table:table-cell>
          <table:table-cell table:style-name="Tabela3.A1" office:value-type="string">
            <text:p text:style-name="P14">Jonathan Silva</text:p>
          </table:table-cell>
        </table:table-row>
        <table:table-row>
          <table:table-cell table:style-name="Tabela3.A1" office:value-type="string">
            <text:p text:style-name="P13"/>
          </table:table-cell>
          <table:table-cell table:style-name="Tabela3.A1" office:value-type="string">
            <text:p text:style-name="P13"/>
          </table:table-cell>
          <table:table-cell table:style-name="Tabela3.A1" office:value-type="string">
            <text:p text:style-name="P13"/>
          </table:table-cell>
          <table:table-cell table:style-name="Tabela3.A1" office:value-type="string">
            <text:p text:style-name="P13"/>
          </table:table-cell>
        </table:table-row>
      </table:table>
      <text:p text:style-name="P6"/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oft-page-break/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/></text:span></text:p>
      <text:p text:style-name="P16"><text:span text:style-name="Fonte_20_parág._20_padrão"><text:span text:style-name="T5">Índice Analítico</text:span></text:span></text:p>
      <text:p text:style-name="P16"><text:span text:style-name="Fonte_20_parág._20_padrão"><text:span text:style-name="T5"/></text:span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34"><text:s/>Introdução<text:tab/>4</text:p>
          <text:p text:style-name="P34"><text:s/>Finalidade<text:tab/>4</text:p>
          <text:p text:style-name="P34"><text:s/>Escopo<text:tab/>4</text:p>
          <text:p text:style-name="P34"><text:s/>Métricas<text:tab/>4</text:p>
          <text:p text:style-name="P35"><text:s/>LOC (Line of Code) – Número de Linhas<text:tab/>4</text:p>
          <text:p text:style-name="P35"><text:s/>CYCLO (Cyclomatic Complexity) – Complexidade Ciclomática<text:tab/>4</text:p>
          <text:p text:style-name="P35"><text:s/>LCOM4 (Lack of Cohesion of Methods) – Falta de Coesão Entre Métodos<text:tab/>5</text:p>
          <text:p text:style-name="P34"><text:s/>Métricas Recuperadas pelo SONAR<text:tab/>5</text:p>
          <text:p text:style-name="P35"><text:s/>Cobertura de Teste<text:tab/>5</text:p>
          <text:p text:style-name="P35"><text:s/>APIs sem documentação<text:tab/>5</text:p>
          <text:p text:style-name="P35"><text:s/>Duplicidade de Linhas<text:tab/>5</text:p>
          <text:p text:style-name="P35"><text:s/>Violações não analisadas<text:tab/>5</text:p>
          <text:p text:style-name="P35"><text:s/>Sucesso dos testes de unidade<text:tab/>5</text:p>
          <text:p text:style-name="P34"><text:s/>Referências<text:tab/>6</text:p>
        </text:index-body>
      </text:table-of-content>
      <text:p text:style-name="Heading"/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pan text:style-name="Fonte_20_parág._20_padrão"><text:span text:style-name="T3"/></text:span></text:p>
      <text:p text:style-name="Standard"><text:soft-page-break/></text:p>
      <text:p text:style-name="Standard"><text:span text:style-name="Fonte_20_parág._20_padrão"><text:span text:style-name="T3"/></text:span></text:p>
      <text:p text:style-name="Title"><text:span text:style-name="Fonte_20_parág._20_padrão"><text:span text:style-name="T3">Métricas de Código Fonte</text:span></text:span></text:p>
      <text:p text:style-name="Text_20_body"><text:span text:style-name="Fonte_20_parág._20_padrão"><text:span text:style-name="T3"/></text:span></text:p>
      <text:h text:style-name="P20" text:outline-level="1"><text:s/><text:span text:style-name="T30">Introdução</text:span></text:h>
      <text:p text:style-name="P33"><text:tab/>Métricas nos permitem criar maneiras de automatizar a detecção de características obtidas através do código fonte, podendo assim serem utilizadas como pontos de avaliação da qualidade do software.</text:p>
      <text:p text:style-name="P33"/>
      <text:h text:style-name="P18" text:outline-level="1"><text:s/>Finalidade</text:h>
      <text:p text:style-name="Normal"><text:span text:style-name="T6"><text:tab/></text:span><text:span text:style-name="T7">A finalidade deste documento, é definir métricas de código fonte de forma a facilitar a detecção de trechos de código que poderiam receber melhorias. </text:span></text:p>
      <text:p text:style-name="P23"/>
      <text:p text:style-name="P23"/>
      <text:h text:style-name="P18" text:outline-level="1"><text:s/>Escopo</text:h>
      <text:p text:style-name="Normal"><text:span text:style-name="T6"><text:tab/></text:span><text:span text:style-name="T7">As métricas definidas no presente documento atenderá ao código fonte produzido durante o desenvolvimento do software, sendo, os seus resultados, utilizados como pontos de avaliação da garantia da qualidade do produto.</text:span></text:p>
      <text:p text:style-name="P23"/>
      <text:p text:style-name="P23"/>
      <text:h text:style-name="P18" text:outline-level="1"><text:s/>Métricas</text:h>
      <text:p text:style-name="Normal"><text:span text:style-name="T6"><text:tab/></text:span><text:span text:style-name="T7">Abaixo estão definidas as métricas bem como os objetivos de sua execução, e os resultados esperados.</text:span></text:p>
      <text:p text:style-name="P23"/>
      <text:h text:style-name="Heading_20_2" text:outline-level="2"><text:span text:style-name="T7"><text:s/>L</text:span><text:span text:style-name="T6">OC (</text:span><text:span text:style-name="T12">Line of Code</text:span><text:span text:style-name="T6">) – Número de Linhas</text:span></text:h>
      <text:p text:style-name="Normal"><text:span text:style-name="T7"><text:tab/></text:span><text:span text:style-name="T8">A métrica LOC calcula o número de linhas efetivas de um método. Linhas compostas apenas por comentários ou vazias não são consideradas efetivas.</text:span></text:p>
      <text:p text:style-name="P28"><text:span text:style-name="T8"><text:tab/></text:span><text:span text:style-name="T10">Resultado: </text:span><text:span text:style-name="T16">Para evitar métodos longos e facilitar a leitura e futuras manutenções, os métodos escritos deverão possuir o tamanho máximo de 150 linhas.</text:span></text:p>
      <text:p text:style-name="P28"><text:span text:style-name="T10"><text:tab/></text:span><text:span text:style-name="T11">Objetivos Durante a Refatoração: </text:span><text:span text:style-name="T17">Reduzir a média de LOC por método da classe.</text:span></text:p>
      <text:p text:style-name="P24"/>
      <text:h text:style-name="Heading_20_2" text:outline-level="2"><text:span text:style-name="T8"><text:s/>C</text:span><text:span text:style-name="T6">YCLO (</text:span><text:span text:style-name="T12">Cyclomatic Complexity</text:span><text:span text:style-name="T6">) – Complexidade Ciclomática</text:span></text:h>
      <text:p text:style-name="P26"><text:span text:style-name="T6"><text:tab/></text:span><text:span text:style-name="T9">A CYCLO calcula o número de caminhos linearmente independentes no método analisado. Seu valor mínimo é 1 enão existe um limite máximo para o seu resultado. Obtemos 1 quando não há quebras do fluxo principal.</text:span></text:p>
      <text:p text:style-name="P26"><text:span text:style-name="T19"><text:tab/></text:span><text:span text:style-name="T18">Resultado: </text:span><text:span text:style-name="T20">Os resultados obtidos para a métrica CYCLO deverá ser menor ou igual a 10.</text:span></text:p>
      <text:p text:style-name="P30"><text:span text:style-name="T22"><text:tab/></text:span><text:span text:style-name="T23">Objetivos Durante a Refatoração: </text:span><text:span text:style-name="T21">Reduzir o número de estruturas controladoras de fluxo.</text:span></text:p>
      <text:p text:style-name="P25"/>
      <text:h text:style-name="Heading_20_2" text:outline-level="2"><text:span text:style-name="T9"><text:s/>L</text:span><text:span text:style-name="T6">COM4 (</text:span><text:span text:style-name="T12">Lack of Cohesion of Methods</text:span><text:span text:style-name="T6">) – Falta de Coesão Entre Métodos</text:span></text:h>
      <text:p text:style-name="P27"><text:span text:style-name="T6"><text:tab/></text:span><text:span text:style-name="T9">A métrica LCOM4 calcula a falta de coesão dos métodos da classe analisada. Seu valor mínimo é 1 e não existe um limite máximo para o seu resultado. Obtemos 1 quando a classe não possui subdivisões, ou seja, quando a classe é bastante coesa.</text:span></text:p>
      <text:p text:style-name="P27"><text:soft-page-break/><text:span text:style-name="T9"><text:tab/></text:span><text:span text:style-name="T14">Resultado: </text:span><text:span text:style-name="T16">Os resultados obtidos para a métrica LCOM4 deverá ser menor ou igual a que 3,5.</text:span></text:p>
      <text:p text:style-name="P29"><text:span text:style-name="T10"><text:tab/></text:span><text:span text:style-name="T11">Objetivos Durante a Refatoração: </text:span><text:span text:style-name="T17">Reduzir a subdivisão da classe aumentando sua coesão (reduzir LCOM4), aumentando o número de classes.</text:span></text:p>
      <text:p text:style-name="P27"><text:span text:style-name="T16"/></text:p>
      <text:p text:style-name="P31"><text:span text:style-name="T15"/></text:p>
      <text:h text:style-name="P19" text:outline-level="1"><text:span text:style-name="T24"><text:s/>Métricas Recuperadas </text:span><text:span text:style-name="T25">p</text:span><text:span text:style-name="T24">elo SONAR</text:span></text:h>
      <text:h text:style-name="P17" text:outline-level="2"><text:span text:style-name="T13"><text:s/>Cobertura de Teste</text:span></text:h>
      <text:p text:style-name="P31"><text:span text:style-name="T13"><text:tab/>Desejado: </text:span><text:span text:style-name="T15">100%</text:span></text:p>
      <text:p text:style-name="P31"><text:span text:style-name="T13"><text:tab/>Aceitável: </text:span><text:span text:style-name="T15">90%</text:span></text:p>
      <text:p text:style-name="P31"><text:span text:style-name="T15"/></text:p>
      <text:h text:style-name="P17" text:outline-level="2"><text:span text:style-name="T15"><text:s/></text:span><text:span text:style-name="T13">API</text:span><text:span text:style-name="T14">s</text:span><text:span text:style-name="T13"> sem documentação</text:span></text:h>
      <text:p text:style-name="P31"><text:span text:style-name="T13"><text:tab/>Resultado: </text:span><text:span text:style-name="T15">Menor que 10%</text:span></text:p>
      <text:p text:style-name="P31"><text:span text:style-name="T15"/></text:p>
      <text:h text:style-name="P17" text:outline-level="2"><text:span text:style-name="T6"><text:s/>Duplicidade de Linhas</text:span></text:h>
      <text:p text:style-name="P28"><text:span text:style-name="T6"><text:tab/></text:span><text:span text:style-name="T10">Resultado: </text:span><text:span text:style-name="T16">0%</text:span></text:p>
      <text:p text:style-name="P28"><text:span text:style-name="T16"/></text:p>
      <text:h text:style-name="P17" text:outline-level="2"><text:span text:style-name="T10"><text:s/>V</text:span><text:span text:style-name="T6">iolações não analisadas</text:span></text:h>
      <text:p text:style-name="P28"><text:span text:style-name="T6"><text:tab/></text:span><text:span text:style-name="T10">Resultado: </text:span><text:span text:style-name="T16">0%</text:span></text:p>
      <text:p text:style-name="P31"><text:span text:style-name="T13"/></text:p>
      <text:h text:style-name="P17" text:outline-level="2"><text:span text:style-name="T13"><text:s/>Sucesso dos testes de unidade</text:span></text:h>
      <text:p text:style-name="Normal"><text:span text:style-name="T13"><text:tab/></text:span><text:span text:style-name="T14">Resultado: </text:span><text:span text:style-name="T16">100%</text:span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pan text:style-name="T16"/></text:p>
      <text:p text:style-name="Normal"><text:soft-page-break/><text:span text:style-name="T16"/></text:p>
      <text:h text:style-name="Heading_20_1" text:outline-level="1"><text:span text:style-name="T27"><text:s/>R</text:span><text:span text:style-name="T26">eferências</text:span></text:h>
      <text:p text:style-name="Normal"><text:span text:style-name="T29"><text:s/>– </text:span><text:a xlink:type="simple" xlink:href="https://mail-attachment.googleusercontent.com/attachment/u/1/?ui=2&amp;ik=de43e0f917&amp;view=att&amp;th=14233cf30dbddf85&amp;attid=0.2&amp;disp=inline&amp;realattid=f_hnq9ljax1&amp;safe=1&amp;zw&amp;saduie=AG9B_P-T-kSYBUECm63ZqQmk2fpL&amp;sadet=1383921889295&amp;sads=dcVrdJDw8OBXQ_3UrHiymL1wFeo&amp;sadssc=1">Código Limpo e seu Mapeamento para Métricas de Código Fonte</text:a><text:span text:style-name="T28"> - Lucianna Thomaz Almeida </text:span><text:span text:style-name="T29">e</text:span><text:span text:style-name="T28"> João Machini de Miranda.</text:span></text:p>
      <text:p text:style-name="P32"><text:span text:style-name="T28"/></text:p>
      <text:p text:style-name="Normal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imbusSanL-Regu" svg:font-family="NimbusSanL-Regu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size-complex="12pt" style:font-weight-complex="bold" fo:hyphenate="false"/>
    </style:style>
    <style:style style:name="Heading_20_2" style:display-name="Heading 2" style:family="paragraph" style:parent-style-name="Heading_20_1" style:next-style-name="Normal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Normal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Normal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style:font-size-complex="11pt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style:line-height-at-least="0.423cm" fo:orphans="0" fo:widows="0" fo:hyphenation-ladder-count="no-limit" style:text-autospace="none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Normal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size-complex="18pt" style:font-style-complex="italic" fo:hyphenate="false"/>
    </style:style>
    <style:style style:name="Recuo_20_normal" style:display-name="Recuo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Tabletext" style:family="paragraph" style:parent-style-name="Normal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Corpo_20_de_20_texto" style:display-name="Corpo de texto" style:family="paragraph" style:parent-style-name="Normal">
      <style:paragraph-properties fo:margin-left="1.27cm" fo:margin-right="0cm" fo:margin-top="0cm" fo:margin-bottom="0.212cm" style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Mapa_20_do_20_Documento" style:display-name="Mapa do Documento" style:family="paragraph" style:parent-style-name="Normal">
      <style:paragraph-properties fo:hyphenation-ladder-count="no-limit" fo:background-color="#000080">
        <style:background-image/>
      </style:paragraph-properties>
      <style:text-properties fo:hyphenate="false"/>
    </style:style>
    <style:style style:name="Texto_20_de_20_nota_20_de_20_rodapé" style:display-name="Texto de nota de rodapé" style:family="paragraph" style:parent-style-name="Normal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padding="0cm" fo:border-left="none" fo:border-right="none" fo:border-top="none" fo:border-bottom="0.74pt solid #000000" style:shadow="non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Normal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Paragraph1" style:family="paragraph" style:parent-style-name="Normal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auto-update="true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Normal" style:next-style-name="Normal" style:auto-update="true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Normal" style:next-style-name="Normal" style:auto-update="true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auto-update="true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auto-update="true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auto-update="true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Normal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Normal" style:list-style-name="LFO23">
      <style:paragraph-properties fo:margin-left="0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/>
    </style:style>
    <style:style style:name="InfoBlue" style:family="paragraph" style:parent-style-name="Normal" style:next-style-name="Corpo_20_de_20_texto" style:auto-update="true">
      <style:paragraph-properties fo:margin-left="1.27cm" fo:margin-right="0cm" fo:margin-top="0cm" fo:margin-bottom="0.212cm" style:contextual-spacing="false" fo:line-height="150%" fo:text-align="justify" style:justify-single-word="false" fo:hyphenation-ladder-count="no-limit" fo:text-indent="0cm" style:auto-text-indent="false">
        <style:tab-stops/>
      </style:paragraph-properties>
      <style:text-properties fo:font-size="11pt" fo:language="pt" fo:country="BR" style:font-size-asian="11pt" style:font-size-complex="11pt" style:font-style-complex="italic" fo:hyphenate="false"/>
    </style:style>
    <style:style style:name="Texto_20_de_20_balão" style:display-name="Texto de balão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.353cm" style:contextual-spacing="false" fo:line-height="115%" fo:orphans="2" fo:widows="2" fo:hyphenation-ladder-count="no-limit" fo:text-indent="0cm" style:auto-text-indent="false" style:text-autospace="ideograph-alpha">
        <style:tab-stops/>
      </style:paragraph-properties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nota_20_de_20_rodapé" style:display-name="Ref. de nota de rodapé" style:family="text" style:parent-style-name="Fonte_20_parág._20_padrão">
      <style:text-properties style:text-position="super 65%" fo:font-size="10pt" style:font-size-asian="10pt" style:font-size-complex="10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iperlinkVisitado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style:font-name="Courier New" fo:font-family="'Courier New'" style:font-family-generic="modern" style:font-pitch="fixed"/>
    </style:style>
    <style:style style:name="tw4winInternal" style:family="text" style:parent-style-name="Fonte_20_parág._20_padrão">
      <style:text-properties fo:color="#ff0000" style:font-name="Courier New" fo:font-family="'Courier New'" style:font-family-generic="modern" style:font-pitch="fixed"/>
    </style:style>
    <style:style style:name="tw4winMark" style:family="text">
      <style:text-properties fo:color="#800080" style:text-position="sub 67%" style:font-name="Courier New" fo:font-family="'Courier New'" style:font-family-generic="modern" style:font-pitch="fixed" fo:font-size="12pt" style:font-size-asian="12pt" style:font-size-complex="12pt" text:display="none"/>
    </style:style>
    <style:style style:name="tw4winError" style:family="text">
      <style:text-properties fo:color="#00ff00" style:font-name="Courier New" fo:font-family="'Courier New'" style:font-family-generic="modern" style:font-pitch="fixed" fo:font-size="20pt" style:font-size-asian="20pt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fo:font-family="'Courier New'" style:font-family-generic="modern" style:font-pitch="fixed"/>
    </style:style>
    <style:style style:name="tw4winJump" style:family="text">
      <style:text-properties fo:color="#008080" style:font-name="Courier New" fo:font-family="'Courier New'" style:font-family-generic="modern" style:font-pitch="fixed"/>
    </style:style>
    <style:style style:name="DO_5f_NOT_5f_TRANSLATE" style:display-name="DO_NOT_TRANSLATE" style:family="text">
      <style:text-properties fo:color="#800000" style:font-name="Courier New" fo:font-family="'Courier New'" style:font-family-generic="modern" style:font-pitch="fixe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en" fo:country="US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 style:parent-style-name="Fonte_20_parág._20_padrão">
      <style:text-properties fo:language="en" fo:country="US" style:language-asian="en" style:country-asian="US"/>
    </style:style>
    <style:style style:name="WW_5f_CharOUTLINELVL1" style:display-name="WW_CharOUTLINELVL1" style:family="text">
      <style:text-properties style:font-name="Times New Roman" fo:font-family="'Times New Roman'" style:font-family-generic="roman" style:font-pitch="variable" fo:font-size="13pt" style:font-size-asian="11.3500003814697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2" style:display-name="WW_CharLFO27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3" style:display-name="WW_CharLFO27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5" style:display-name="WW_CharLFO27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6" style:display-name="WW_CharLFO27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8" style:display-name="WW_CharLFO27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7LVL9" style:display-name="WW_CharLFO27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NimbusSanL-Regu" fo:font-family="NimbusSanL-Regu" style:font-family-generic="system" fo:font-size="12pt" style:font-size-asian="12pt" style:font-name-complex="NimbusSanL-Regu" style:font-family-complex="NimbusSanL-Regu" style:font-family-generic-complex="system"/>
    </style:style>
    <style:style style:name="WW_5f_CharLFO32LVL1" style:display-name="WW_CharLFO32LVL1" style:family="text">
      <style:text-properties style:font-name="Wingdings" fo:font-family="Wingdings" style:font-family-generic="system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23">
      <text:list-level-style-number text:level="1" style:num-suffix=".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." style:num-format="1">
        <style:list-level-properties text:space-before="3.81cm" text:min-label-width="1.27cm"/>
      </text:list-level-style-number>
      <text:list-level-style-number text:level="5" style:num-suffix="." style:num-format="1">
        <style:list-level-properties text:space-before="5.08cm" text:min-label-width="1.27cm"/>
      </text:list-level-style-number>
      <text:list-level-style-number text:level="6" style:num-suffix="." style:num-format="1">
        <style:list-level-properties text:space-before="6.35cm" text:min-label-width="1.27cm"/>
      </text:list-level-style-number>
      <text:list-level-style-number text:level="7" style:num-suffix="." style:num-format="1">
        <style:list-level-properties text:space-before="7.62cm" text:min-label-width="1.27cm"/>
      </text:list-level-style-number>
      <text:list-level-style-number text:level="8" style:num-suffix="." style:num-format="1">
        <style:list-level-properties text:space-before="8.89cm" text:min-label-width="1.27cm"/>
      </text:list-level-style-number>
      <text:list-level-style-number text:level="9" style:num-suffix="." style:num-format="1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859cm" fo:margin-left="0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07cm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732cm" fo:margin-left="0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Normal">
      <style:text-properties fo:language="pt" fo:country="BR"/>
    </style:style>
    <style:style style:name="MP3" style:family="paragraph" style:parent-style-name="Normal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Normal">
      <style:text-properties fo:language="pt" fo:country="BR" officeooo:rsid="0000af08" officeooo:paragraph-rsid="0000af08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Normal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Normal">
      <style:paragraph-properties fo:margin-left="0cm" fo:margin-right="0.635cm" fo:text-indent="0cm" style:auto-text-indent="false"/>
    </style:style>
    <style:style style:name="MP8" style:family="paragraph" style:parent-style-name="Normal">
      <style:paragraph-properties fo:text-align="center" style:justify-single-word="false"/>
    </style:style>
    <style:style style:name="MP9" style:family="paragraph" style:parent-style-name="Normal">
      <style:paragraph-properties fo:text-align="end" style:justify-single-word="false"/>
    </style:style>
    <style:style style:name="MT1" style:family="text">
      <style:text-properties fo:language="pt" fo:country="BR" style:language-asian="pt" style:country-asian="BR"/>
    </style:style>
    <style:style style:name="MT2" style:family="text">
      <style:text-properties fo:language="pt" fo:country="BR"/>
    </style:style>
    <style:style style:name="MT3" style:family="text">
      <style:text-properties fo:language="pt" fo:country="BR" officeooo:rsid="0000af08"/>
    </style:style>
    <style:style style:name="MT4" style:family="text">
      <style:text-properties officeooo:rsid="0000af08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number:date-style style:name="N10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 style:next-style-name="MP1">
      <style:header>
        <text:p text:style-name="MP1"><draw:frame draw:style-name="Mfr1" draw:name="figuras2" text:anchor-type="paragraph" svg:x="13.256cm" svg:y="0cm" svg:width="3.254cm" svg:height="2.312cm" draw:z-index="0"><draw:image xlink:href="Pictures/1000000000000280000001C7216C6EEB.jpg" xlink:type="simple" xlink:show="embed" xlink:actuate="onLoad"/></draw:frame><draw:frame draw:style-name="Mfr2" draw:name="figuras1" text:anchor-type="paragraph" svg:x="0cm" svg:y="0cm" svg:width="6.486cm" svg:height="2.2cm" draw:z-index="1"><draw:image xlink:href="Pictures/1000000000000B0C000003BF4656B38A.jpg" xlink:type="simple" xlink:show="embed" xlink:actuate="onLoad"/></draw:frame><text:span text:style-name="Fonte_20_parág._20_padrão"><text:span text:style-name="MT1"/></text:span></text:p>
      </style:header>
    </style:master-page>
    <style:master-page style:name="MP1" style:page-layout-name="Mpm3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>RELPREV</text:p>
            </table:table-cell>
            <table:table-cell table:style-name="Tabela1.A1" office:value-type="string">
              <text:p text:style-name="MP3"><text:span text:style-name="Fonte_20_parág._20_padrão"><text:span text:style-name="MT2"><text:s text:c="2"/>Versão: </text:span></text:span><text:span text:style-name="Fonte_20_parág._20_padrão"><text:span text:style-name="MT3">1.0</text:span></text:span></text:p>
            </table:table-cell>
          </table:table-row>
          <table:table-row>
            <table:table-cell table:style-name="Tabela1.A1" office:value-type="string">
              <text:p text:style-name="MP4">Métricas de Código Fonte</text:p>
            </table:table-cell>
            <table:table-cell table:style-name="Tabela1.A1" office:value-type="string">
              <text:p text:style-name="Normal"><text:span text:style-name="Fonte_20_parág._20_padrão"><text:span text:style-name="MT2"><text:s text:c="2"/>Data:</text:span></text:span> <text:span text:style-name="Fonte_20_parág._20_padrão"><text:span text:style-name="MT3">04/11/2013</text:span></text:span></text:p>
            </table:table-cell>
          </table:table-row>
          <table:table-row>
            <table:table-cell table:style-name="Tabela1.A1" table:number-columns-spanned="2" office:value-type="string">
              <text:p text:style-name="MP2">RELPREV_G<text:span text:style-name="MT4">QA</text:span>_<text:span text:style-name="MT4">Metricas_de_Codigo_Fonte</text:span>_1.0</text:p>
            </table:table-cell>
            <table:covered-table-cell/>
          </table:table-row>
        </table:table>
        <text:p text:style-name="MP5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6">Reservado</text:p>
              <text:p text:style-name="MP7"/>
            </table:table-cell>
            <table:table-cell table:style-name="Tabela2.A1" office:value-type="string">
              <text:p text:style-name="MP8">UFG-INF, <text:date style:data-style-name="N10120" text:date-value="2013-11-08T13:38:48.069000039">2013</text:date></text:p>
            </table:table-cell>
            <table:table-cell table:style-name="Tabela2.A1" office:value-type="string">
              <text:p text:style-name="MP9"><text:span text:style-name="Fonte_20_parág._20_padrão"><text:span text:style-name="MT2">Página </text:span></text:span><text:span text:style-name="Page_20_Number"><text:span text:style-name="MT2"><text:page-number text:select-page="current">6</text:page-number></text:span></text:span><text:span text:style-name="Page_20_Number"><text:span text:style-name="MT2"> de </text:span></text:span><text:span text:style-name="Page_20_Number"><text:page-count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>Documento de Arquitetura de Software</dc:title>
    <dc:subject>&lt;Nome do Projeto&gt;</dc:subject>
    <meta:initial-creator>EMERSON JOSÉ</meta:initial-creator>
    <meta:creation-date>2013-09-30T16:30:00Z</meta:creation-date>
    <dc:date>2013-11-08T13:38:47.903000000</dc:date>
    <meta:editing-cycles>7</meta:editing-cycles>
    <meta:editing-duration>PT31M36S</meta:editing-duration>
    <meta:document-statistic meta:table-count="3" meta:image-count="2" meta:object-count="0" meta:page-count="6" meta:paragraph-count="71" meta:word-count="502" meta:character-count="3209" meta:non-whitespace-character-count="2731"/>
    <meta:user-defined meta:name="Company Name">Objectives</meta:user-defined>
    <meta:template xlink:type="simple" xlink:actuate="onRequest" xlink:title="" xlink:href="./DAS-Documento%20de%20Arquitetura%20de%20Software.dot"/>
  </office:meta>
</office:document-meta>
</file>